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font-weight="normal" style:font-weight-asian="normal" style:font-weight-complex="normal"/>
    </style:style>
    <style:style style:name="P4" style:family="paragraph" style:parent-style-name="Standard" style:list-style-name="L6">
      <style:text-properties fo:font-weight="normal" style:font-weight-asian="normal" style:font-weight-complex="normal"/>
    </style:style>
    <style:style style:name="P5" style:family="paragraph" style:parent-style-name="Standard" style:list-style-name="L19">
      <style:text-properties fo:font-weight="normal" style:font-weight-asian="normal" style:font-weight-complex="normal"/>
    </style:style>
    <style:style style:name="P6" style:family="paragraph" style:parent-style-name="Standard" style:list-style-name="L20">
      <style:text-properties fo:font-weight="normal" style:font-weight-asian="normal" style:font-weight-complex="normal"/>
    </style:style>
    <style:style style:name="P7" style:family="paragraph" style:parent-style-name="Standard" style:list-style-name="L21">
      <style:text-properties fo:font-weight="normal" style:font-weight-asian="normal" style:font-weight-complex="normal"/>
    </style:style>
    <style:style style:name="P8" style:family="paragraph" style:parent-style-name="Standard" style:list-style-name="L22">
      <style:text-properties fo:font-weight="normal" style:font-weight-asian="normal" style:font-weight-complex="normal"/>
    </style:style>
    <style:style style:name="P9" style:family="paragraph" style:parent-style-name="Standard" style:list-style-name="L17"/>
    <style:style style:name="P10" style:family="paragraph" style:parent-style-name="Standard" style:list-style-name="L19"/>
    <style:style style:name="P11" style:family="paragraph" style:parent-style-name="Standard">
      <style:text-properties fo:color="#000000" fo:font-weight="normal" style:font-weight-asian="normal" style:font-weight-complex="normal"/>
    </style:style>
    <style:style style:name="P12" style:family="paragraph" style:parent-style-name="Standard" style:list-style-name="L22">
      <style:text-properties fo:color="#000000" fo:font-weight="normal" style:font-weight-asian="normal" style:font-weight-complex="normal"/>
    </style:style>
    <style:style style:name="P13"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ewing Capstone Dashboard:</text:p>
      <text:p text:style-name="Standard"/>
      <text:list xml:id="list5424296261798135742" text:style-name="L1">
        <text:list-item>
          <text:p text:style-name="P1">Open link to Google Drive</text:p>
          <text:p text:style-name="P1"/>
          <text:p text:style-name="P1"><text:a xlink:type="simple" xlink:href="https://drive.google.com/drive/folders/1EA-Y5mAAsT40cXNva6BVxNQ1qhuv3NIX?usp=sharing" text:style-name="Internet_20_link" text:visited-style-name="Visited_20_Internet_20_Link">https://drive.google.com/drive/folders/1EA-Y5mAAsT40cXNva6BVxNQ1qhuv3NIX?usp=sharing</text:a></text:p>
          <text:p text:style-name="P1"/>
        </text:list-item>
        <text:list-item>
          <text:p text:style-name="P1">Click 'Shared with me'</text:p>
          <text:p text:style-name="P1"/>
        </text:list-item>
        <text:list-item>
          <text:p text:style-name="P1">Right Click <text:span text:style-name="T1">Capstone_Submission</text:span><text:span text:style-name="T2"> folder</text:span></text:p>
        </text:list-item>
      </text:list>
      <text:list xml:id="list1861226497745072279" text:style-name="L2">
        <text:list-item>
          <text:list>
            <text:list-item>
              <text:p text:style-name="P2"><text:span text:style-name="T2">Select </text:span><text:span text:style-name="T1">Add Shortcut to Drive</text:span></text:p>
            </text:list-item>
            <text:list-item>
              <text:p text:style-name="P2"><text:span text:style-name="T2">Select </text:span><text:span text:style-name="T1">My Drive</text:span></text:p>
            </text:list-item>
          </text:list>
        </text:list-item>
      </text:list>
      <text:p text:style-name="Standard"><text:span text:style-name="T1"/></text:p>
      <text:list xml:id="list5950528008922428454" text:style-name="L6">
        <text:list-item>
          <text:p text:style-name="P4">Click 'My Drive'</text:p>
        </text:list-item>
      </text:list>
      <text:list xml:id="list6779700293109815929" text:style-name="L17">
        <text:list-item>
          <text:list>
            <text:list-item>
              <text:p text:style-name="P9"><text:span text:style-name="T2">Select </text:span><text:span text:style-name="T1">Capstone_Submission</text:span></text:p>
              <text:p text:style-name="P9"><text:span text:style-name="T1"/></text:p>
            </text:list-item>
          </text:list>
        </text:list-item>
      </text:list>
      <text:list xml:id="list1355914595" text:continue-list="list5950528008922428454" text:style-name="L6">
        <text:list-item>
          <text:p text:style-name="P4">Right Click <text:span text:style-name="T1">Capstone.ipynb</text:span></text:p>
        </text:list-item>
      </text:list>
      <text:list xml:id="list2635803873490186647" text:style-name="L19">
        <text:list-item>
          <text:list>
            <text:list-item>
              <text:p text:style-name="P10"><text:span text:style-name="T2">Open with:</text:span></text:p>
              <text:list>
                <text:list-item>
                  <text:p text:style-name="P10"><text:span text:style-name="T2">Google Colaboratory</text:span></text:p>
                </text:list-item>
              </text:list>
            </text:list-item>
            <text:list-item>
              <text:p text:style-name="P10"><text:span text:style-name="T2">If not available, Select </text:span><text:span text:style-name="T1">Connect more apps</text:span></text:p>
              <text:list>
                <text:list-item>
                  <text:p text:style-name="P5">Search for Colaboratory and install</text:p>
                </text:list-item>
              </text:list>
            </text:list-item>
          </text:list>
        </text:list-item>
      </text:list>
      <text:p text:style-name="P3"/>
      <text:list xml:id="list4986609515020184488" text:style-name="L20">
        <text:list-item>
          <text:p text:style-name="P6">In the menu bar:</text:p>
        </text:list-item>
      </text:list>
      <text:list xml:id="list1039675049417576596" text:style-name="L21">
        <text:list-item>
          <text:list>
            <text:list-item>
              <text:p text:style-name="P7">Select <text:span text:style-name="T1">Runtime</text:span></text:p>
            </text:list-item>
            <text:list-item>
              <text:p text:style-name="P7">Select <text:span text:style-name="T1">Run all</text:span></text:p>
            </text:list-item>
          </text:list>
        </text:list-item>
      </text:list>
      <text:p text:style-name="P3"/>
      <text:list xml:id="list3618193860899680627" text:style-name="L22">
        <text:list-item>
          <text:p text:style-name="P8">At the warning, Select <text:span text:style-name="T3">RUN ANYWAY</text:span></text:p>
          <text:p text:style-name="P8"><text:span text:style-name="T3"/></text:p>
        </text:list-item>
        <text:list-item>
          <text:p text:style-name="P12">A prompt will appear after the first cell. Click the link and follow the instructions.</text:p>
          <text:p text:style-name="P12"/>
        </text:list-item>
        <text:list-item>
          <text:p text:style-name="P12">After pasting the Developer Key into the prompt and pressing Enter, allow the script to continue.</text:p>
        </text:list-item>
      </text:list>
      <text:p text:style-name="P11"/>
      <text:p text:style-name="P13">The Dashboard will now be available at the bottom of the screen. The dataset contains entries for 2.7 million pitches. Consequently, processing time can be slow when processing multiple pitchers or multiple years.</text:p>
      <text:p text:style-name="P1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Greenwood</meta:initial-creator>
    <meta:creation-date>2020-10-28T15:37:13</meta:creation-date>
    <meta:document-statistic meta:table-count="0" meta:image-count="0" meta:object-count="0" meta:page-count="1" meta:paragraph-count="21" meta:word-count="146" meta:character-count="922"/>
    <dc:date>2020-10-28T16:43:43</dc:date>
    <dc:creator>Jeremy Greenwood</dc:creator>
    <meta:editing-duration>PT50S</meta:editing-duration>
    <meta:editing-cycles>1</meta:editing-cycles>
    <meta:generator>OpenOffice/4.1.5$Unix OpenOffice.org_project/415m1$Build-9789</meta:generator>
  </office:meta>
</office:document-meta>
</file>